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 this report, the characteristics of 12 different decays are compared. B+, Bc+, D+ and Ds+ mesons decaying into an anti-muon, a positron or a pion trio. Of all decays, 10^8 events were simulated with RapidSim – a fast heavy hadron decay application – according to LHCb parameters. Afterwards an additional cut on the pseudorapidity was made: 2 &lt; eta &lt; 5, and one on the flight distance of the meson: FD &gt; 15000. Consequently, another cut was made by determining whether or not the meson would have left at leas one hit in the VELO. If it did, the event passed. The following numbers made it through these cuts:</text:p>
      <text:p text:style-name="Standard">B+<text:tab/>: 210,000</text:p>
      <text:p text:style-name="Standard">Bc+ <text:tab/>: 1,400</text:p>
      <text:p text:style-name="Standard">D+<text:tab/>: 77,000</text:p>
      <text:p text:style-name="Standard">Ds+<text:tab/>: 4,500</text:p>
      <text:p text:style-name="Standard"/>
      <text:p text:style-name="Standard">The following variables are candidates to cut on in order to distinguish the signal, Bc+, from the possible backgrounds. </text:p>
      <text:p text:style-name="Standard"/>
      <text:p text:style-name="P1">P<text:span text:style-name="T1">: B+ and D+ yield final state leptons with a very similar momentum distribution. Bc+ and Ds+ distributions are less smooth as they yielded less hits. All distributions sink smoothly about an order of magnitude over the 0 -200 Gev/c momentum range. Electrons seem to favour very low momenta of up to 10 Gev/c slightly over pions or muons</text:span></text:p>
      <text:p text:style-name="P1"><text:span text:style-name="T1"/></text:p>
      <text:p text:style-name="P1">PT<text:span text:style-name="T1">: Bc+ final states favour higher transverse momenta more than D+, Ds+ or B+, and is therefore an interesting variable. Also, three pion final states favour lower transverse momenta more than leptonic final states.</text:span></text:p>
      <text:p text:style-name="P1"><text:span text:style-name="T1"/></text:p>
      <text:p text:style-name="P1">Eta<text:span text:style-name="T1">: Bc+ final states have a rather flat distribution over the initial 2 – 5 range of the pseudorapidity, with a sharp cut-off. D+ and B+ events have a much broader range, with events in the range 0 – 8. Ds+ events have an almost identical eta distribution for all final states. Electrons have a larger possibility of flying backwards after the decay.</text:span></text:p>
      <text:p text:style-name="P1"><text:span text:style-name="T1"/></text:p>
      <text:p text:style-name="P1">IP<text:span text:style-name="T1">: the Bc+ final state IP distribution peaks earlier and stronger than D+ or Ds+ distributions, which have a flatter distribution and therefore favour higher impact parameter. No distinction can be made between the final states.</text:span></text:p>
      <text:p text:style-name="P1"><text:span text:style-name="T1"/></text:p>
      <text:p text:style-name="P1">Origx,y-spread<text:span text:style-name="T1">: The x,y coordinates w.r.t the beam axis of the origin vertex of the decay products (</text:span><text:span text:style-name="T2">origX/Y</text:span><text:span text:style-name="T1">) could be another interesting variable. Bc+ meson yield products with a smaller shift of the </text:span><text:span text:style-name="T2">origX/Y</text:span><text:span text:style-name="T4"> than D+ or B+. This is expected because of the different lifetimes. The significant <text:s/>difference in lifetime between the D+ and the B+ is somehow not apparent in this variable. Ds+ yield a wider spread than the Bc+ distribution as well, even though lifetimes are very similar</text:span></text:p>
      <text:p text:style-name="P1"><text:span text:style-name="T4"/></text:p>
      <text:p text:style-name="P1"><text:span text:style-name="T3">Angle between inital and final momenta</text:span><text:span text:style-name="T4">: the angle between inital and finale state momenta yields some more distinctions. The Bc+ distribution peaks more strongly after 0 degrees than D+ or B+ distributions. The Ds+ distribution falls of even more steeply. For all four inital states the drop-off of the distributions is much steeper for pion final states.</text:span></text:p>
      <text:p text:style-name="P1"><text:span text:style-name="T4"/></text:p>
      <text:p text:style-name="P1"><text:span text:style-name="T1">In conclusion, </text:span>eta, PT, vertex spread, IP<text:span text:style-name="T1"> and the </text:span>angle<text:span text:style-name="T1">, all seem useful candidates to cut on in our search for a purely leptonic final state Bc+ decay. Also the absolute number of candidates making it through the VELO should be kept in mind.</text:span></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3-25T07:16:52.03</meta:creation-date>
    <dc:date>2020-03-27T16:57:41.16</dc:date>
    <meta:editing-duration>P1DT12H25S</meta:editing-duration>
    <meta:editing-cycles>3</meta:editing-cycles>
    <meta:generator>OpenOffice/4.1.3$Win32 OpenOffice.org_project/413m1$Build-9783</meta:generator>
    <meta:document-statistic meta:table-count="0" meta:image-count="0" meta:object-count="0" meta:page-count="1" meta:paragraph-count="13" meta:word-count="514" meta:character-count="2991"/>
  </office:meta>
</office:document-meta>
</file>